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22cm"/>
    </style:style>
    <style:style style:name="co3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2.73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Location</text:p>
          </table:table-cell>
          <table:table-cell office:value-type="string">
            <text:p>Sub-location</text:p>
          </table:table-cell>
          <table:table-cell office:value-type="string">
            <text:p>Horizontal length</text:p>
          </table:table-cell>
          <table:table-cell office:value-type="string">
            <text:p>Vlength</text:p>
          </table:table-cell>
          <table:table-cell office:value-type="string">
            <text:p>Fudge</text:p>
          </table:table-cell>
          <table:table-cell office:value-type="string">
            <text:p>Total</text:p>
          </table:table-cell>
          <table:table-cell office:value-type="string">
            <text:p>Bin'd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4">
          <table:table-cell office:value-type="string">
            <text:p>Arena 0</text:p>
          </table:table-cell>
          <table:table-cell office:value-type="string">
            <text:p>Display 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3:.E3])" office:value-type="float" office:value="15">
            <text:p>15</text:p>
          </table:table-cell>
          <table:table-cell table:formula="of:=(CEILING([.F3]; 5))" office:value-type="float" office:value="15">
            <text:p>15</text:p>
          </table:table-cell>
          <table:table-cell table:number-columns-repeated="2"/>
          <table:table-cell office:value-type="string">
            <text:p>L0 Head vspace</text:p>
          </table:table-cell>
          <table:table-cell office:value-type="float" office:value="0">
            <text:p>0</text:p>
          </table:table-cell>
          <table:table-cell office:value-type="string">
            <text:p>Down from L0 head switch</text:p>
          </table:table-cell>
        </table:table-row>
        <table:table-row table:style-name="ro4">
          <table:table-cell/>
          <table:table-cell office:value-type="string">
            <text:p>Display 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4:.E4])" office:value-type="float" office:value="15">
            <text:p>15</text:p>
          </table:table-cell>
          <table:table-cell table:formula="of:=(CEILING([.F4]; 5))" office:value-type="float" office:value="15">
            <text:p>15</text:p>
          </table:table-cell>
          <table:table-cell table:number-columns-repeated="2"/>
          <table:table-cell office:value-type="string">
            <text:p>Pit0 Vspace</text:p>
          </table:table-cell>
          <table:table-cell office:value-type="float" office:value="0">
            <text:p>0</text:p>
          </table:table-cell>
          <table:table-cell office:value-type="string">
            <text:p>Up + down for L0 pits</text:p>
          </table:table-cell>
        </table:table-row>
        <table:table-row table:style-name="ro2">
          <table:table-cell/>
          <table:table-cell office:value-type="string">
            <text:p>Display 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5:.E5])" office:value-type="float" office:value="7">
            <text:p>7</text:p>
          </table:table-cell>
          <table:table-cell table:formula="of:=(CEILING([.F5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isplay 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6:.E6])" office:value-type="float" office:value="7">
            <text:p>7</text:p>
          </table:table-cell>
          <table:table-cell table:formula="of:=(CEILING([.F6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Arena 1</text:p>
          </table:table-cell>
          <table:table-cell office:value-type="string">
            <text:p>Display 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7:.E7])" office:value-type="float" office:value="15">
            <text:p>15</text:p>
          </table:table-cell>
          <table:table-cell table:formula="of:=(CEILING([.F7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isplay 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8:.E8])" office:value-type="float" office:value="15">
            <text:p>15</text:p>
          </table:table-cell>
          <table:table-cell table:formula="of:=(CEILING([.F8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isplay 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9:.E9])" office:value-type="float" office:value="7">
            <text:p>7</text:p>
          </table:table-cell>
          <table:table-cell table:formula="of:=(CEILING([.F9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isplay 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C10:.E10])" office:value-type="float" office:value="7">
            <text:p>7</text:p>
          </table:table-cell>
          <table:table-cell table:formula="of:=(CEILING([.F10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Staging</text:p>
          </table:table-cell>
          <table:table-cell office:value-type="string">
            <text:p>Judg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1:.E11])" office:value-type="float" office:value="7">
            <text:p>7</text:p>
          </table:table-cell>
          <table:table-cell table:formula="of:=(CEILING([.F11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coring 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12:.E12])" office:value-type="float" office:value="2">
            <text:p>2</text:p>
          </table:table-cell>
          <table:table-cell table:formula="of:=(CEILING([.F12]; 5))" office:value-type="float" office:value="5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coring 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13:.E13])" office:value-type="float" office:value="2">
            <text:p>2</text:p>
          </table:table-cell>
          <table:table-cell table:formula="of:=(CEILING([.F13]; 5))" office:value-type="float" office:value="5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hepherding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4:.E14])" office:value-type="float" office:value="9">
            <text:p>9</text:p>
          </table:table-cell>
          <table:table-cell table:formula="of:=(CEILING([.F14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ighting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5:.E15])" office:value-type="float" office:value="9">
            <text:p>9</text:p>
          </table:table-cell>
          <table:table-cell table:formula="of:=(CEILING([.F15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L0 Pits wired</text:p>
          </table:table-cell>
          <table:table-cell office:value-type="string">
            <text:p>TopRow1</text:p>
          </table:table-cell>
          <table:table-cell office:value-type="float" office:value="5">
            <text:p>5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16:.E16])" office:value-type="float" office:value="5">
            <text:p>5</text:p>
          </table:table-cell>
          <table:table-cell table:formula="of:=(CEILING([.F16]; 5))" office:value-type="float" office:value="5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opRow2</text:p>
          </table:table-cell>
          <table:table-cell office:value-type="float" office:value="13">
            <text:p>13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17:.E17])" office:value-type="float" office:value="13">
            <text:p>13</text:p>
          </table:table-cell>
          <table:table-cell table:formula="of:=(CEILING([.F17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opRow3</text:p>
          </table:table-cell>
          <table:table-cell office:value-type="float" office:value="21">
            <text:p>21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18:.E18])" office:value-type="float" office:value="21">
            <text:p>21</text:p>
          </table:table-cell>
          <table:table-cell table:formula="of:=(CEILING([.F18]; 5))" office:value-type="float" office:value="25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otRow1</text:p>
          </table:table-cell>
          <table:table-cell office:value-type="float" office:value="11">
            <text:p>11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19:.E19])" office:value-type="float" office:value="11">
            <text:p>11</text:p>
          </table:table-cell>
          <table:table-cell table:formula="of:=(CEILING([.F19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otRow2</text:p>
          </table:table-cell>
          <table:table-cell office:value-type="float" office:value="20">
            <text:p>20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20:.E20])" office:value-type="float" office:value="20">
            <text:p>20</text:p>
          </table:table-cell>
          <table:table-cell table:formula="of:=(CEILING([.F20]; 5))" office:value-type="float" office:value="20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otRow3</text:p>
          </table:table-cell>
          <table:table-cell office:value-type="float" office:value="32">
            <text:p>32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21:.E21])" office:value-type="float" office:value="32">
            <text:p>32</text:p>
          </table:table-cell>
          <table:table-cell table:formula="of:=(CEILING([.F21]; 5))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string">
            <text:p>L0 Pits Wireless</text:p>
          </table:table-cell>
          <table:table-cell office:value-type="string">
            <text:p>ToTR2Switch</text:p>
          </table:table-cell>
          <table:table-cell office:value-type="float" office:value="13">
            <text:p>13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22:.E22])" office:value-type="float" office:value="13">
            <text:p>13</text:p>
          </table:table-cell>
          <table:table-cell table:formula="of:=(CEILING([.F22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R2_to_TR1</text:p>
          </table:table-cell>
          <table:table-cell office:value-type="float" office:value="8">
            <text:p>8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23:.E23])" office:value-type="float" office:value="8">
            <text:p>8</text:p>
          </table:table-cell>
          <table:table-cell table:formula="of:=(CEILING([.F23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R2_to_TR3</text:p>
          </table:table-cell>
          <table:table-cell office:value-type="float" office:value="8">
            <text:p>8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24:.E24])" office:value-type="float" office:value="8">
            <text:p>8</text:p>
          </table:table-cell>
          <table:table-cell table:formula="of:=(CEILING([.F24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oBR1Switch</text:p>
          </table:table-cell>
          <table:table-cell office:value-type="float" office:value="12">
            <text:p>12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25:.E25])" office:value-type="float" office:value="12">
            <text:p>12</text:p>
          </table:table-cell>
          <table:table-cell table:formula="of:=(CEILING([.F25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R1_to_BR2</text:p>
          </table:table-cell>
          <table:table-cell office:value-type="float" office:value="8">
            <text:p>8</text:p>
          </table:table-cell>
          <table:table-cell table:formula="of:=[.K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26:.E26])" office:value-type="float" office:value="8">
            <text:p>8</text:p>
          </table:table-cell>
          <table:table-cell table:formula="of:=(CEILING([.F26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Other L0 Crap</text:p>
          </table:table-cell>
          <table:table-cell office:value-type="string">
            <text:p>Top plasma</text:p>
          </table:table-cell>
          <table:table-cell office:value-type="float" office:value="25">
            <text:p>25</text:p>
          </table:table-cell>
          <table:table-cell table:formula="of:=[.K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C27:.E27])" office:value-type="float" office:value="25">
            <text:p>25</text:p>
          </table:table-cell>
          <table:table-cell table:formula="of:=(CEILING([.F27]; 5))" office:value-type="float" office:value="25">
            <text:p>25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Bottom plasma</text:p>
          </table:table-cell>
          <table:table-cell office:value-type="float" office:value="45">
            <text:p>45</text:p>
          </table:table-cell>
          <table:table-cell table:formula="of:=[.K3]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28:.E28])" office:value-type="float" office:value="50">
            <text:p>50</text:p>
          </table:table-cell>
          <table:table-cell table:formula="of:=(CEILING([.F28]; 5))" office:value-type="float" office:value="50">
            <text:p>50</text:p>
          </table:table-cell>
          <table:table-cell/>
          <table:table-cell office:value-type="string">
            <text:p>Could run from BR1 wireless sw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ception</text:p>
          </table:table-cell>
          <table:table-cell office:value-type="float" office:value="13">
            <text:p>13</text:p>
          </table:table-cell>
          <table:table-cell table:formula="of:=[.K3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29:.E29])" office:value-type="float" office:value="15">
            <text:p>15</text:p>
          </table:table-cell>
          <table:table-cell table:formula="of:=(CEILING([.F29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string">
            <text:p>L0 Trunk connections</text:p>
          </table:table-cell>
          <table:table-cell office:value-type="string">
            <text:p>RouterToArena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0:.E30])" office:value-type="float" office:value="19">
            <text:p>19</text:p>
          </table:table-cell>
          <table:table-cell table:formula="of:=(CEILING([.F30]; 5))" office:value-type="float" office:value="20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outerToArena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1:.E31])" office:value-type="float" office:value="19">
            <text:p>19</text:p>
          </table:table-cell>
          <table:table-cell table:formula="of:=(CEILING([.F31]; 5))" office:value-type="float" office:value="20">
            <text:p>20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RouterToPitHead</text:p>
          </table:table-cell>
          <table:table-cell office:value-type="float" office:value="35">
            <text:p>35</text:p>
          </table:table-cell>
          <table:table-cell table:formula="of:=[.K3]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32:.E32])" office:value-type="float" office:value="40">
            <text:p>40</text:p>
          </table:table-cell>
          <table:table-cell table:formula="of:=(CEILING([.F32]; 5))" office:value-type="float" office:value="40">
            <text:p>40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RouterToStaging</text:p>
          </table:table-cell>
          <table:table-cell office:value-type="float" office:value="35">
            <text:p>35</text:p>
          </table:table-cell>
          <table:table-cell table:formula="of:=[.K3]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C33:.E33])" office:value-type="float" office:value="40">
            <text:p>40</text:p>
          </table:table-cell>
          <table:table-cell table:formula="of:=(CEILING([.F33]; 5))" office:value-type="float" office:value="40">
            <text:p>40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ToNewbury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C34:.E34])" office:value-type="float" office:value="10">
            <text:p>10</text:p>
          </table:table-cell>
          <table:table-cell table:formula="of:=(CEILING([.F34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string">
            <text:p>L2 Left pits</text:p>
          </table:table-cell>
          <table:table-cell office:value-type="string">
            <text:p>Left1ToHea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formula="of:=SUM([.C35:.E35])" office:value-type="float" office:value="20">
            <text:p>20</text:p>
          </table:table-cell>
          <table:table-cell table:formula="of:=(CEILING([.F35]; 5))" office:value-type="float" office:value="20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eft2ToHead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formula="of:=SUM([.C36:.E36])" office:value-type="float" office:value="14">
            <text:p>14</text:p>
          </table:table-cell>
          <table:table-cell table:formula="of:=(CEILING([.F36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eft3ToHea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SUM([.C37:.E37])" office:value-type="float" office:value="6">
            <text:p>6</text:p>
          </table:table-cell>
          <table:table-cell table:formula="of:=(CEILING([.F37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eft4ToHead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formula="of:=SUM([.C38:.E38])" office:value-type="float" office:value="12">
            <text:p>12</text:p>
          </table:table-cell>
          <table:table-cell table:formula="of:=(CEILING([.F38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string">
            <text:p>L2 Right pits</text:p>
          </table:table-cell>
          <table:table-cell office:value-type="string">
            <text:p>Right1ToHead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C39:.E39])" office:value-type="float" office:value="7">
            <text:p>7</text:p>
          </table:table-cell>
          <table:table-cell table:formula="of:=(CEILING([.F39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ight2ToHead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40:.E40])" office:value-type="float" office:value="2">
            <text:p>2</text:p>
          </table:table-cell>
          <table:table-cell table:formula="of:=(CEILING([.F40]; 5))" office:value-type="float" office:value="5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ight3ToHead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SUM([.C41:.E41])" office:value-type="float" office:value="9">
            <text:p>9</text:p>
          </table:table-cell>
          <table:table-cell table:formula="of:=(CEILING([.F41]; 5))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ight4ToHead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SUM([.C42:.E42])" office:value-type="float" office:value="15">
            <text:p>15</text:p>
          </table:table-cell>
          <table:table-cell table:formula="of:=(CEILING([.F42]; 5))" office:value-type="float" office:value="15">
            <text:p>15</text:p>
          </table:table-cell>
          <table:table-cell table:number-columns-repeated="5"/>
        </table:table-row>
        <table:table-row table:style-name="ro4">
          <table:table-cell office:value-type="string">
            <text:p>L2 Trunk connections</text:p>
          </table:table-cell>
          <table:table-cell office:value-type="string">
            <text:p>RouterToLeftHead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C43:.E43])" office:value-type="float" office:value="25">
            <text:p>25</text:p>
          </table:table-cell>
          <table:table-cell table:formula="of:=(CEILING([.F43]; 5))" office:value-type="float" office:value="25">
            <text:p>25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RouterToRightHea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C44:.E44])" office:value-type="float" office:value="12">
            <text:p>12</text:p>
          </table:table-cell>
          <table:table-cell table:formula="of:=(CEILING([.F44]; 5))" office:value-type="float" office:value="15">
            <text:p>15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Total cable counts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table:formula="of:=FREQUENCY([.G3:.G44]; [.F47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table:formula="of:=FREQUENCY([.G3:.G44]; [.F48]) - FREQUENCY([.G3:.G44]; [.F47])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table:formula="of:=FREQUENCY([.G4:.G45]; [.F49]) - FREQUENCY([.G4:.G45]; [.F48])" office:value-type="float" office:value="14">
            <text:p>14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table:formula="of:=FREQUENCY([.G5:.G46]; [.F50]) - FREQUENCY([.G5:.G46]; [.F49])" office:value-type="float" office:value="11">
            <text:p>11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0">
            <text:p>20</text:p>
          </table:table-cell>
          <table:table-cell table:formula="of:=FREQUENCY([.G6:.G47]; [.F51]) - FREQUENCY([.G6:.G47]; [.F50])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5">
            <text:p>25</text:p>
          </table:table-cell>
          <table:table-cell table:formula="of:=FREQUENCY([.G7:.G48]; [.F52]) - FREQUENCY([.G7:.G48]; [.F51])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30">
            <text:p>30</text:p>
          </table:table-cell>
          <table:table-cell table:formula="of:=FREQUENCY([.G8:.G49]; [.F53]) - FREQUENCY([.G8:.G49]; [.F52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35">
            <text:p>35</text:p>
          </table:table-cell>
          <table:table-cell table:formula="of:=FREQUENCY([.G9:.G50]; [.F54]) - FREQUENCY([.G9:.G50]; [.F53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40">
            <text:p>40</text:p>
          </table:table-cell>
          <table:table-cell table:formula="of:=FREQUENCY([.G10:.G51]; [.F55]) - FREQUENCY([.G10:.G51]; [.F54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45">
            <text:p>45</text:p>
          </table:table-cell>
          <table:table-cell table:formula="of:=FREQUENCY([.G11:.G52]; [.F56]) - FREQUENCY([.G11:.G52]; [.F55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0">
            <text:p>50</text:p>
          </table:table-cell>
          <table:table-cell table:formula="of:=FREQUENCY([.G12:.G53]; [.F57]) - FREQUENCY([.G12:.G53]; [.F56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Plus, 54 sets of 2 or 3m last-hops for competitors</text:p>
          </table:table-cell>
          <table:table-cell table:number-columns-repeated="7"/>
        </table:table-row>
        <table:table-row table:style-name="ro4">
          <table:table-cell table:number-columns-repeated="4"/>
          <table:table-cell office:value-type="string">
            <text:p>Round up to 70 for blueshirt connections too</text:p>
          </table:table-cell>
          <table:table-cell table:number-columns-repeated="7"/>
        </table:table-row>
        <table:table-row table:style-name="ro2" table:number-rows-repeated="104851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8:09:14</meta:creation-date>
    <dc:date>2015-04-11T20:04:43</dc:date>
    <meta:editing-duration>PT1H37M31S</meta:editing-duration>
    <meta:editing-cycles>6</meta:editing-cycles>
    <meta:generator>LibreOffice/3.5$Linux_X86_64 LibreOffice_project/350m1$Build-2</meta:generator>
    <meta:document-statistic meta:table-count="3" meta:cell-count="301" meta:object-count="0"/>
  </office:meta>
</office:document-meta>
</file>